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I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Added List Item</text:h>
      <text:p text:style-name="P2">In this example, the following list will have an item added to the end of it.</text:p>
      <text:list text:style-name="L11">
        <text:list-item>
          <text:p text:style-name="P2">This is item 1</text:p>
        </text:list-item>
        <text:list-item>
          <text:p text:style-name="P2">This is item 2</text:p>
        </text:list-item>
        <text:list-item>
          <text:p delta:insertion-change-idref="I" delta:insertion-type="insert-with-content" text:style-name="P2"><text:span text:style-name="T1">This is item 3 - Part1</text:span></text:p>
          <text:p text:style-name="P2">This is item 3 - Part2</text:p>
          <text:p text:style-name="P2">This is item 3 - Part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Standard" style:display-name="Standard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05T10:49:10</dc:date>
    <meta:creation-date>2010-06-24T11:29:39</meta:creation-date>
    <dc:creator>Tristan Mitchell</dc:creator>
  </office:meta>
</office:document-meta>
</file>